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Nimbus Roman No9 L" svg:font-family="'Nimbus Roman No9 L', 'Times New Roman'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7.59cm" table:align="margins" style:writing-mode="lr-tb"/>
    </style:style>
    <style:style style:name="Tabla4.A" style:family="table-column">
      <style:table-column-properties style:column-width="4.847cm" style:rel-column-width="18062*"/>
    </style:style>
    <style:style style:name="Tabla4.B" style:family="table-column">
      <style:table-column-properties style:column-width="5.151cm" style:rel-column-width="19190*"/>
    </style:style>
    <style:style style:name="Tabla4.C" style:family="table-column">
      <style:table-column-properties style:column-width="2.14cm" style:rel-column-width="7969*"/>
    </style:style>
    <style:style style:name="Tabla4.D" style:family="table-column">
      <style:table-column-properties style:column-width="3.253cm" style:rel-column-width="12116*"/>
    </style:style>
    <style:style style:name="Tabla4.E" style:family="table-column">
      <style:table-column-properties style:column-width="2.2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2.93cm" style:rel-column-width="10917*"/>
    </style:style>
    <style:style style:name="Tabla3.B" style:family="table-column">
      <style:table-column-properties style:column-width="2.932cm" style:rel-column-width="10924*"/>
    </style:style>
    <style:style style:name="Tabla3.E" style:family="table-column">
      <style:table-column-properties style:column-width="2.572cm" style:rel-column-width="9584*"/>
    </style:style>
    <style:style style:name="Tabla3.F" style:family="table-column">
      <style:table-column-properties style:column-width="3.293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353cm" fo:margin-left="0.123cm" fo:margin-right="0.113cm" table:align="margins" style:writing-mode="lr-tb"/>
    </style:style>
    <style:style style:name="Tabla1.A" style:family="table-column">
      <style:table-column-properties style:column-width="3.602cm" style:rel-column-width="13603*"/>
    </style:style>
    <style:style style:name="Tabla1.B" style:family="table-column">
      <style:table-column-properties style:column-width="4.136cm" style:rel-column-width="15621*"/>
    </style:style>
    <style:style style:name="Tabla1.C" style:family="table-column">
      <style:table-column-properties style:column-width="3.12cm" style:rel-column-width="11785*"/>
    </style:style>
    <style:style style:name="Tabla1.D" style:family="table-column">
      <style:table-column-properties style:column-width="3.325cm" style:rel-column-width="12558*"/>
    </style:style>
    <style:style style:name="Tabla1.E" style:family="table-column">
      <style:table-column-properties style:column-width="3.17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7.311cm" fo:margin-left="0.15cm" fo:margin-right="0.129cm" table:align="margins" style:writing-mode="lr-tb"/>
    </style:style>
    <style:style style:name="Tabla2.A" style:family="table-column">
      <style:table-column-properties style:column-width="9.16cm" style:rel-column-width="34676*"/>
    </style:style>
    <style:style style:name="Tabla2.B" style:family="table-column">
      <style:table-column-properties style:column-width="8.151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style:text-underline-style="none" fo:font-weight="normal" fo:background-color="transparent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" style:family="paragraph" style:parent-style-name="Header">
      <style:text-properties style:font-name="Arial" fo:font-size="10pt" fo:font-style="normal" fo:font-weight="normal" fo:background-color="transparent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" style:family="paragraph" style:parent-style-name="Header">
      <style:text-properties fo:color="#000000" style:font-name="Arial" fo:font-size="10pt" fo:font-style="normal" fo:font-weight="normal" fo:background-color="transparent" style:font-name-asian="Nimbus Roman No9 L1" style:font-size-asian="10pt" style:font-style-asian="normal" style:font-weight-asian="normal" style:font-name-complex="Nimbus Roman No9 L1" style:font-size-complex="10pt" style:font-style-complex="normal" style:font-weight-complex="normal"/>
    </style:style>
    <style:style style:name="P5" style:family="paragraph" style:parent-style-name="Normal_20__28_Web_29_">
      <style:paragraph-properties fo:margin-top="0cm" fo:margin-bottom="0cm" fo:text-align="justify" style:justify-single-word="false" fo:orphans="0" fo:widows="0"/>
      <style:text-properties style:font-name="Arial" style:font-name-complex="Arial"/>
    </style:style>
    <style:style style:name="P6" style:family="paragraph" style:parent-style-name="Normal_20__28_Web_29_">
      <style:paragraph-properties fo:margin-top="0cm" fo:margin-bottom="0cm" fo:text-align="justify" style:justify-single-word="false"/>
    </style:style>
    <style:style style:name="P7" style:family="paragraph" style:parent-style-name="Normal_20__28_Web_29_">
      <style:paragraph-properties fo:margin-top="0cm" fo:margin-bottom="0cm" fo:text-align="justify" style:justify-single-word="false" fo:orphans="0" fo:widows="0"/>
    </style:style>
    <style:style style:name="P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1" fo:font-weight="bold" style:font-weight-asian="bold" style:font-name-complex="Nimbus Roman No9 L1" style:font-weight-complex="bold"/>
    </style:style>
    <style:style style:name="P9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1" fo:font-weight="bold" style:font-weight-asian="bold" style:font-name-complex="Nimbus Roman No9 L1" style:font-weight-complex="bold"/>
    </style:style>
    <style:style style:name="P10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1" fo:font-size="12pt" style:font-size-asian="12pt" style:font-name-complex="Nimbus Roman No9 L1" style:font-size-complex="12pt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1" fo:font-size="12pt" fo:font-weight="normal" fo:background-color="transparent" style:font-name-asian="Arial" style:font-size-asian="12pt" style:font-weight-asian="normal" style:font-name-complex="Nimbus Roman No9 L1" style:font-size-complex="12pt" style:font-weight-complex="normal"/>
    </style:style>
    <style:style style:name="P12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1" style:font-name-complex="Nimbus Roman No9 L1"/>
    </style:style>
    <style:style style:name="P13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1" style:font-name-complex="Nimbus Roman No9 L1" style:font-weight-complex="bold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1" fo:font-size="9pt" fo:font-weight="bold" style:font-size-asian="9pt" style:font-weight-asian="bold" style:font-name-complex="Nimbus Roman No9 L1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1" fo:font-size="11pt" style:font-size-asian="11pt" style:font-name-complex="Nimbus Roman No9 L1" style:font-size-complex="11pt"/>
    </style:style>
    <style:style style:name="P16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1" fo:font-size="11pt" fo:font-weight="bold" style:font-size-asian="11pt" style:font-weight-asian="bold" style:font-name-complex="Nimbus Roman No9 L1" style:font-size-complex="11pt"/>
    </style:style>
    <style:style style:name="P17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1" fo:font-size="11pt" fo:font-weight="bold" style:font-size-asian="11pt" style:font-weight-asian="bold" style:font-name-complex="Nimbus Roman No9 L1" style:font-size-complex="11pt"/>
    </style:style>
    <style:style style:name="P18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1" fo:font-size="11pt" fo:font-weight="bold" style:font-name-asian="Arial" style:font-size-asian="11pt" style:font-weight-asian="bold" style:font-name-complex="Nimbus Roman No9 L1" style:font-size-complex="11pt" style:font-weight-complex="bold"/>
    </style:style>
    <style:style style:name="P1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1" fo:font-size="11pt" style:font-name-asian="Arial" style:font-size-asian="11pt" style:font-name-complex="Nimbus Roman No9 L1" style:font-size-complex="11pt"/>
    </style:style>
    <style:style style:name="P20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1" style:family="paragraph" style:parent-style-name="Normal_20__28_Web_29_">
      <style:paragraph-properties fo:margin-top="0cm" fo:margin-bottom="0cm" fo:text-align="start" style:justify-single-word="false"/>
    </style:style>
    <style:style style:name="P22" style:family="paragraph" style:parent-style-name="Normal_20__28_Web_29_">
      <style:paragraph-properties fo:margin-top="0cm" fo:margin-bottom="0cm" style:line-height-at-least="0.176cm" fo:text-align="justify" style:justify-single-word="false"/>
    </style:style>
    <style:style style:name="P23" style:family="paragraph" style:parent-style-name="Normal_20__28_Web_29_">
      <style:paragraph-properties fo:margin-top="0cm" fo:margin-bottom="0cm" fo:text-align="center" style:justify-single-word="false"/>
    </style:style>
    <style:style style:name="P24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25" style:family="paragraph" style:parent-style-name="Normal_20__28_Web_29_" style:master-page-name="Standard">
      <style:paragraph-properties fo:text-align="start" style:justify-single-word="false" style:page-number="auto"/>
      <style:text-properties style:font-name="Nimbus Roman No9 L" fo:font-weight="bold" style:font-weight-asian="bold" style:font-weight-complex="bold"/>
    </style:style>
    <style:style style:name="P26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1" fo:font-weight="bold" style:font-weight-asian="bold" style:font-name-complex="Nimbus Roman No9 L1" style:font-weight-complex="bold"/>
    </style:style>
    <style:style style:name="P27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1" style:font-name-complex="Nimbus Roman No9 L1" style:font-weight-complex="bold"/>
    </style:style>
    <style:style style:name="P28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</style:style>
    <style:style style:name="P29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1" fo:font-weight="bold" style:font-weight-asian="bold" style:font-name-complex="Nimbus Roman No9 L1"/>
    </style:style>
    <style:style style:name="P30" style:family="paragraph" style:parent-style-name="Standard"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fo:font-style="normal" fo:font-weight="normal" fo:background-color="transparent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6" style:family="paragraph" style:parent-style-name="Standard">
      <style:paragraph-properties fo:margin-top="0cm" fo:margin-bottom="0cm" fo:text-align="start" style:justify-single-word="false"/>
      <style:text-properties fo:color="#000000" style:font-name="Verdana" fo:font-size="12pt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</style:style>
    <style:style style:name="T1" style:family="text">
      <style:text-properties fo:color="#000000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12pt" fo:language="es" fo:country="MX" style:text-underline-style="none" fo:font-weight="normal" style:font-name-asian="Nimbus Roman No9 L1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5" style:family="text">
      <style:text-properties fo:color="#000000" fo:font-size="11pt" fo:language="en" fo:country="US" style:text-underline-style="none" style:font-size-asian="11pt" style:font-size-complex="11pt"/>
    </style:style>
    <style:style style:name="T6" style:family="text">
      <style:text-properties fo:color="#000000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7" style:family="text">
      <style:text-properties fo:color="#000000" style:font-name="Nimbus Roman No9 L1" fo:font-weight="bold" style:font-weight-asian="bold" style:font-name-complex="Nimbus Roman No9 L1" style:font-weight-complex="bold"/>
    </style:style>
    <style:style style:name="T8" style:family="text">
      <style:text-properties fo:color="#000000" style:font-name="Nimbus Roman No9 L1" fo:font-weight="normal" style:font-name-asian="Arial" style:font-weight-asian="normal" style:font-name-complex="Nimbus Roman No9 L1" style:font-weight-complex="normal"/>
    </style:style>
    <style:style style:name="T9" style:family="text">
      <style:text-properties fo:color="#000000" style:font-name="Nimbus Roman No9 L1" style:font-name-complex="Nimbus Roman No9 L1"/>
    </style:style>
    <style:style style:name="T10" style:family="text">
      <style:text-properties fo:color="#000000" style:font-name="Nimbus Roman No9 L1" fo:font-size="11pt" fo:font-weight="bold" style:font-size-asian="11pt" style:font-weight-asian="bold" style:font-name-complex="Nimbus Roman No9 L1" style:font-size-complex="11pt"/>
    </style:style>
    <style:style style:name="T11" style:family="text">
      <style:text-properties fo:color="#000000" style:font-name="Nimbus Roman No9 L1" fo:font-size="11pt" fo:font-weight="bold" style:font-size-asian="11pt" style:font-weight-asian="bold" style:font-name-complex="Nimbus Roman No9 L1" style:font-size-complex="11pt" style:font-weight-complex="bold"/>
    </style:style>
    <style:style style:name="T12" style:family="text">
      <style:text-properties fo:color="#000000" style:font-name="Nimbus Roman No9 L1" fo:font-size="11pt" style:font-size-asian="11pt" style:font-name-complex="Nimbus Roman No9 L1" style:font-size-complex="11pt"/>
    </style:style>
    <style:style style:name="T13" style:family="text">
      <style:text-properties fo:color="#000000" style:font-name="Nimbus Roman No9 L1" fo:font-size="11pt" style:font-name-asian="Arial" style:font-size-asian="11pt" style:font-name-complex="Nimbus Roman No9 L1" style:font-size-complex="11pt"/>
    </style:style>
    <style:style style:name="T14" style:family="text">
      <style:text-properties fo:color="#000000" style:font-name="Nimbus Roman No9 L" fo:font-weight="bold" style:font-weight-asian="bold" style:font-name-complex="Nimbus Roman No9 L1" style:font-weight-complex="bold"/>
    </style:style>
    <style:style style:name="T15" style:family="text">
      <style:text-properties fo:color="#000000" style:font-name="Nimbus Roman No9 L" fo:font-weight="bold" style:font-weight-asian="bold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tyle="normal" style:font-name-asian="Verdana" style:font-style-asian="normal" style:font-name-complex="Verdana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Nimbus Roman No9 L1" fo:font-size="11pt" fo:font-weight="bold" style:font-size-asian="11pt" style:font-weight-asian="bold" style:font-name-complex="Nimbus Roman No9 L1" style:font-size-complex="11pt" style:font-weight-complex="bold"/>
    </style:style>
    <style:style style:name="T21" style:family="text">
      <style:text-properties style:font-name="Nimbus Roman No9 L1" fo:font-size="11pt" fo:font-weight="bold" style:font-name-asian="Arial" style:font-size-asian="11pt" style:font-weight-asian="bold" style:font-name-complex="Nimbus Roman No9 L1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{</text:span><text:span text:style-name="T5">nroEvaluacion</text:span><text:span text:style-name="T6">}</text:span></text:p>
      <text:p text:style-name="P29"><text:span text:style-name="T2">Cumaná,</text:span><text:span text:style-name="T16"> </text:span><text:span text:style-name="Fuente_20_de_20_párrafo_20_predeter."><text:span text:style-name="T3">{diaNumero}</text:span></text:span><text:span text:style-name="Fuente_20_de_20_párrafo_20_predeter."><text:span text:style-name="T4"> </text:span></text:span><text:span text:style-name="Fuente_20_de_20_párrafo_20_predeter."><text:span text:style-name="T3">de </text:span></text:span><text:span text:style-name="Fuente_20_de_20_párrafo_20_predeter."><text:span text:style-name="T4">{mes} </text:span></text:span><text:span text:style-name="Fuente_20_de_20_párrafo_20_predeter."><text:span text:style-name="T3">de</text:span></text:span><text:span text:style-name="Fuente_20_de_20_párrafo_20_predeter."><text:span text:style-name="T4"> {anio}</text:span></text:span></text:p>
      <text:p text:style-name="P26"/>
      <text:p text:style-name="P28"><text:span text:style-name="T7">INFORME DE EVALUACIÓN CUALITATIVA Y CUANTITATIVA DE LAS <text:s/>OFERTAS RECIBIDAS DE LAS EMPRESAS PARTICIPANTES EN LA CONSULTA DE PRECIOS Nº </text:span><text:span text:style-name="T14">{n</text:span><text:span text:style-name="T15">roSolicitud</text:span><text:span text:style-name="T14">}</text:span><text:span text:style-name="T7"> DE FECHA {FechaDocumento}</text:span></text:p>
      <text:p text:style-name="P26"/>
      <text:p text:style-name="P6"><text:span text:style-name="T7">OBJETO: </text:span><text:span text:style-name="T8">{objeto}</text:span></text:p>
      <text:p text:style-name="P8"/>
      <text:p text:style-name="P8">CRITERIOS DE EVALUACIÓN:</text:p>
      <text:p text:style-name="P27"/>
      <text:p text:style-name="P7"><text:span text:style-name="T7">Cualitativos: </text:span><text:span text:style-name="T9">Los oferentes deberán demostrar, a través de la documentación que poseen capacidad técnica para ejecutar el contrato, en caso de obtener la adjudicación. Se otorgará</text:span><text:span text:style-name="T7"> CINCUENTA (50) </text:span><text:span text:style-name="T9">puntos al aspecto cualitativo, según las especificaciones técnicas requeridas por la Unidad Usuaria y la Unidad Contratante, según lo siguiente:</text:span></text:p>
      <text:p text:style-name="P10"/>
      <text:p text:style-name="P36">{proveedores}</text:p>
      <text:p text:style-name="P3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30"/>
          </table:table-cell>
          <table:table-cell table:style-name="Tabla4.A1" table:number-columns-spanned="3" office:value-type="string">
            <text:p text:style-name="P30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30"/>
          </table:table-cell>
        </table:table-row>
        <table:table-row>
          <table:table-cell table:style-name="Tabla4.A2" office:value-type="string">
            <text:p text:style-name="P31">Proveedor</text:p>
          </table:table-cell>
          <table:table-cell table:style-name="Tabla4.A2" office:value-type="string">
            <text:p text:style-name="P31">Requerimientos Técnico</text:p>
          </table:table-cell>
          <table:table-cell table:style-name="Tabla4.A2" office:value-type="string">
            <text:p text:style-name="P31">Tiempo de Entrega</text:p>
          </table:table-cell>
          <table:table-cell table:style-name="Tabla4.A2" office:value-type="string">
            <text:p text:style-name="P31">Condiciones de Pago (5 días después de emitida la factura)<text:tab/></text:p>
          </table:table-cell>
          <table:table-cell table:style-name="Tabla4.E2" office:value-type="string">
            <text:p text:style-name="P31">Total</text:p>
          </table:table-cell>
        </table:table-row>
        <table:table-row>
          <table:table-cell table:style-name="Tabla4.A2" office:value-type="string">
            <text:p text:style-name="P32">[!-- BEGIN row.articles --]{titreArticle}</text:p>
          </table:table-cell>
          <table:table-cell table:style-name="Tabla4.A2" office:value-type="string">
            <text:p text:style-name="P35">{reque}</text:p>
          </table:table-cell>
          <table:table-cell table:style-name="Tabla4.A2" office:value-type="string">
            <text:p text:style-name="P33">{tiempoEntrega}</text:p>
          </table:table-cell>
          <table:table-cell table:style-name="Tabla4.A2" office:value-type="string">
            <text:p text:style-name="P34">{condiPago}</text:p>
          </table:table-cell>
          <table:table-cell table:style-name="Tabla4.E2" office:value-type="string">
            <text:p text:style-name="P31"><text:span text:style-name="T17">{texteArticle}[!-- END row.articles --]</text:span></text:p>
          </table:table-cell>
        </table:table-row>
      </table:table>
      <text:p text:style-name="P21"/>
      <text:p text:style-name="P21"><text:s/></text:p>
      <text:p text:style-name="P12"/>
      <text:p text:style-name="P12"/>
      <text:p text:style-name="P7"><text:span text:style-name="T7">Cuantitativos: </text:span><text:span text:style-name="T9">Una vez obtenida la puntuación de la evaluación cualitativa, se procederá a comparar y evaluar las ofertas económicas presentadas, asignándole una ponderación máxima de </text:span><text:span text:style-name="T7">CINCUENTA (50)</text:span><text:span text:style-name="T9"> puntos, según lo siguiente:</text:span></text:p>
      <text:p text:style-name="P12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37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9">Oferta</text:p>
          </table:table-cell>
          <table:table-cell table:style-name="Tabla3.A2" office:value-type="string">
            <text:p text:style-name="P39">Condición </text:p>
          </table:table-cell>
          <table:table-cell table:style-name="Tabla3.A2" office:value-type="string">
            <text:p text:style-name="P39">Bs.</text:p>
          </table:table-cell>
          <table:table-cell table:style-name="Tabla3.A2" office:value-type="string">
            <text:p text:style-name="P39">PMO/POE</text:p>
          </table:table-cell>
          <table:table-cell table:style-name="Tabla3.A2" office:value-type="string">
            <text:p text:style-name="P39">PMP</text:p>
          </table:table-cell>
          <table:table-cell table:style-name="Tabla3.F2" office:value-type="string">
            <text:p text:style-name="P39">PP=(PMO/POE)*PMP</text:p>
          </table:table-cell>
        </table:table-row>
        <table:table-row>
          <table:table-cell table:style-name="Tabla3.A3" office:value-type="string">
            <text:p text:style-name="P1"><text:span text:style-name="T18">[!-- BEGIN row.fila --]</text:span><text:span text:style-name="T19">{titreArticle}</text:span></text:p>
          </table:table-cell>
          <table:table-cell table:style-name="Tabla3.A3" office:value-type="string">
            <text:p text:style-name="P40">{textoCondicionProveedor}</text:p>
          </table:table-cell>
          <table:table-cell table:style-name="Tabla3.A3" office:value-type="string">
            <text:p text:style-name="P40">{precioEconomicoProveedor}</text:p>
          </table:table-cell>
          <table:table-cell table:style-name="Tabla3.A3" office:value-type="string">
            <text:p text:style-name="P40">{formulaPMO_POE}</text:p>
          </table:table-cell>
          <table:table-cell table:style-name="Tabla3.A3" office:value-type="string">
            <text:p text:style-name="P40">{formulaPMP}</text:p>
          </table:table-cell>
          <table:table-cell table:style-name="Tabla3.F3" office:value-type="string">
            <text:p text:style-name="P2">{texteArticle}[!-- END row.fila --]</text:p>
          </table:table-cell>
        </table:table-row>
        <table:table-row>
          <table:table-cell table:style-name="Tabla3.F2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1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3.F2" table:number-columns-spanned="6" office:value-type="string">
            <text:p text:style-name="P38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38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38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38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2">EVALUACIÓN DE LAS OFERTAS:</text:p>
      <text:p text:style-name="P9"/>
      <text:p text:style-name="P12">De la evaluación total (cualitativa y cuantitativa) se obtuvo las ponderaciones siguientes:</text:p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4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4">OFERENTE</text:p>
          </table:table-cell>
          <table:table-cell table:style-name="Tabla1.A2" table:number-rows-spanned="2" office:value-type="string">
            <text:p text:style-name="P14">EMPRESA</text:p>
          </table:table-cell>
          <table:table-cell table:style-name="Tabla1.A2" table:number-columns-spanned="2" office:value-type="string">
            <text:p text:style-name="P14">PUNTUACIÓN CRITERIOS</text:p>
          </table:table-cell>
          <table:covered-table-cell/>
          <table:table-cell table:style-name="Tabla1.A1" table:number-rows-spanned="2" office:value-type="string">
            <text:p text:style-name="P14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4">CUALITATIVOS</text:p>
          </table:table-cell>
          <table:table-cell table:style-name="Tabla1.A2" office:value-type="string">
            <text:p text:style-name="P14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4">[!-- BEGIN row.total --]{titreArticle}</text:p>
          </table:table-cell>
          <table:table-cell table:style-name="Tabla1.A2" office:value-type="string">
            <text:p text:style-name="P30">{textoProveedor}</text:p>
          </table:table-cell>
          <table:table-cell table:style-name="Tabla1.A2" office:value-type="string">
            <text:p text:style-name="P30">{cuali}</text:p>
          </table:table-cell>
          <table:table-cell table:style-name="Tabla1.A2" office:value-type="string">
            <text:p text:style-name="P30">{cuanti}</text:p>
          </table:table-cell>
          <table:table-cell table:style-name="Tabla1.A1" office:value-type="string">
            <text:p text:style-name="P3">{texteArticle}[!-- END row.total --]</text:p>
          </table:table-cell>
        </table:table-row>
      </table:table>
      <text:p text:style-name="P7"/>
      <text:p text:style-name="P9"/>
      <text:p text:style-name="P9"/>
      <text:p text:style-name="P9">CONCLUSIÓN:</text:p>
      <text:p text:style-name="P9"/>
      <text:p text:style-name="P13">{conclusion}</text:p>
      <text:p text:style-name="P22"/>
      <text:p text:style-name="P20"/>
      <text:p text:style-name="P9">RECOMENDACIÓN:</text:p>
      <text:p text:style-name="P11">{recomendacion}</text:p>
      <text:p text:style-name="P5"/>
      <text:p text:style-name="P1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4"><text:span text:style-name="T20">Dirección</text:span><text:span text:style-name="T21"> </text:span><text:span text:style-name="T20">de</text:span><text:span text:style-name="T21"> </text:span><text:span text:style-name="T20">Administración</text:span><text:span text:style-name="T21"> </text:span><text:span text:style-name="T20">(Unidad</text:span><text:span text:style-name="T21"> </text:span><text:span text:style-name="T20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7"/>
            <text:p text:style-name="P16"/>
            <text:p text:style-name="P23"><text:span text:style-name="T10">Lic. </text:span><text:span text:style-name="T11">{nombreDirector}</text:span></text:p>
            <text:p text:style-name="P23"><text:span text:style-name="T12">Director</text:span><text:span text:style-name="T13"> </text:span><text:span text:style-name="T12">de</text:span><text:span text:style-name="T13"> </text:span><text:span text:style-name="T12">Administración</text:span></text:p>
          </table:table-cell>
          <table:table-cell table:style-name="Tabla2.A1" office:value-type="string">
            <text:p text:style-name="P18"/>
            <text:p text:style-name="P18"/>
            <text:p text:style-name="P18">{nombreAnalista}</text:p>
            <text:p text:style-name="P19">{cargoAnalist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Nimbus Roman No9 L" svg:font-family="'Nimbus Roman No9 L', 'Times New Roman'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3-02-28T08:56:14</meta:creation-date>
    <dc:date>2013-02-28T08:57:28</dc:date>
    <dc:creator>christian </dc:creator>
    <meta:editing-duration>P0D</meta:editing-duration>
    <meta:editing-cycles>1</meta:editing-cycles>
    <meta:document-statistic meta:table-count="4" meta:image-count="0" meta:object-count="0" meta:page-count="2" meta:paragraph-count="61" meta:word-count="266" meta:character-count="2023" meta:non-whitespace-character-count="1819"/>
    <meta:generator>LibreOffice/3.5$Linux_x86 LibreOffice_project/350m1$Build-202</meta:generator>
  </office:meta>
</office:document-meta>
</file>